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 style:list-style-name="L1">
      <style:graphic-properties draw:stroke-dash="Dash_20_2" svg:stroke-width="0.05cm" svg:stroke-color="#000000" draw:marker-start="" draw:marker-start-width="0.275cm" draw:marker-start-center="false" draw:marker-end-width="0.275cm" draw:marker-end-center="false" svg:stroke-opacity="100%" draw:stroke-linejoin="round" draw:fill="gradient" draw:secondary-fill-color="#99ccff" draw:fill-gradient-name="Very_20_soft_20_gre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-dash="Dash_20_2" svg:stroke-width="0.05cm" svg:stroke-color="#000000" draw:marker-start="" draw:marker-start-width="0.275cm" draw:marker-start-center="false" draw:marker-end="Arrow" draw:marker-end-width="0.275cm" draw:marker-end-center="false" svg:stroke-opacity="100%" draw:stroke-linejoin="round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4" style:family="graphic" style:parent-style-name="standard" style:list-style-name="L1">
      <style:graphic-properties draw:stroke-dash="Dash_20_2" svg:stroke-width="0.05cm" svg:stroke-color="#000000" draw:marker-start="" draw:marker-start-width="0.275cm" draw:marker-start-center="false" draw:marker-end-width="0.275cm" draw:marker-end-center="false" svg:stroke-opacity="100%" draw:stroke-linejoin="round" draw:fill="gradient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-dash="Dash_20_2" svg:stroke-width="0.05cm" svg:stroke-color="#000000" draw:marker-start="" draw:marker-start-width="0.275cm" draw:marker-start-center="false" draw:marker-end-width="0.275cm" draw:marker-end-center="false" svg:stroke-opacity="100%" draw:stroke-linejoin="round" draw:fill="gradient" draw:secondary-fill-color="#99ccff" draw:fill-gradient-name="Very_20_soft_20_gre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-dash="Dash_20_2" svg:stroke-width="0.05cm" svg:stroke-color="#000000" draw:marker-start="" draw:marker-start-width="0.275cm" draw:marker-start-center="false" draw:marker-end-width="0.275cm" draw:marker-end-center="false" svg:stroke-opacity="100%" draw:stroke-linejoin="round" draw:fill="gradient" draw:secondary-fill-color="#99ccff" draw:fill-gradient-name="Very_20_soft_20_gre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-dash="Dash_20_2" svg:stroke-width="0.05cm" svg:stroke-color="#000000" draw:marker-start="" draw:marker-start-width="0.275cm" draw:marker-start-center="false" draw:marker-end-width="0.275cm" draw:marker-end-center="false" svg:stroke-opacity="100%" draw:stroke-linejoin="round" draw:fill="gradient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-dash="Dash_20_2" svg:stroke-width="0.05cm" svg:stroke-color="#000000" draw:marker-start="" draw:marker-start-width="0.275cm" draw:marker-start-center="false" draw:marker-end-width="0.275cm" draw:marker-end-center="false" svg:stroke-opacity="100%" draw:stroke-linejoin="round" draw:fill="gradient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-dash="Dash_20_2" svg:stroke-width="0.05cm" svg:stroke-color="#000000" draw:marker-start="" draw:marker-start-width="0.275cm" draw:marker-start-center="false" draw:marker-end="Arrow" draw:marker-end-width="0.275cm" draw:marker-end-center="false" svg:stroke-opacity="100%" draw:stroke-linejoin="round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0" style:family="graphic" style:parent-style-name="standard" style:list-style-name="L1">
      <style:graphic-properties draw:stroke-dash="Dash_20_2" svg:stroke-width="0.05cm" svg:stroke-color="#000000" draw:marker-start="" draw:marker-start-width="0.275cm" draw:marker-start-center="false" draw:marker-end="Arrow" draw:marker-end-width="0.275cm" draw:marker-end-center="false" svg:stroke-opacity="100%" draw:stroke-linejoin="round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1" style:family="graphic" style:parent-style-name="standard" style:list-style-name="L1">
      <style:graphic-properties draw:stroke-dash="Dash_20_2" svg:stroke-width="0.05cm" svg:stroke-color="#000000" draw:marker-start="" draw:marker-start-width="0.275cm" draw:marker-start-center="false" draw:marker-end-width="0.275cm" draw:marker-end-center="false" svg:stroke-opacity="100%" draw:stroke-linejoin="round" draw:fill="gradient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-dash="Dash_20_2" svg:stroke-width="0.05cm" svg:stroke-color="#000000" draw:marker-start="" draw:marker-start-width="0.275cm" draw:marker-start-center="false" draw:marker-end="Arrow" draw:marker-end-width="0.275cm" draw:marker-end-center="false" svg:stroke-opacity="100%" draw:stroke-linejoin="round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3" style:family="graphic" style:parent-style-name="standard" style:list-style-name="L1">
      <style:graphic-properties draw:stroke-dash="Dash_20_2" svg:stroke-width="0.05cm" svg:stroke-color="#000000" draw:marker-start="" draw:marker-start-width="0.275cm" draw:marker-start-center="false" draw:marker-end="Arrow" draw:marker-end-width="0.275cm" draw:marker-end-center="false" svg:stroke-opacity="100%" draw:stroke-linejoin="round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4" style:family="graphic" style:parent-style-name="standard" style:list-style-name="L1">
      <style:graphic-properties draw:stroke-dash="Dash_20_2" svg:stroke-width="0.05cm" svg:stroke-color="#000000" draw:marker-start="" draw:marker-start-width="0.275cm" draw:marker-start-center="false" draw:marker-end="Arrow" draw:marker-end-width="0.275cm" draw:marker-end-center="false" svg:stroke-opacity="100%" draw:stroke-linejoin="round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5" style:family="graphic" style:parent-style-name="standard" style:list-style-name="L1">
      <style:graphic-properties draw:stroke="none" draw:stroke-dash="Dash_20_2" svg:stroke-width="0.05cm" svg:stroke-color="#000000" draw:marker-start="" draw:marker-start-width="0.275cm" draw:marker-start-center="false" draw:marker-end-width="0.275cm" draw:marker-end-center="false" svg:stroke-opacity="100%" draw:stroke-linejoin="round" draw:fill="none" draw:fill-color="#ffff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-dash="Dash_20_2" svg:stroke-width="0.05cm" svg:stroke-color="#000000" draw:marker-start="" draw:marker-start-width="0.275cm" draw:marker-start-center="false" draw:marker-end-width="0.275cm" draw:marker-end-center="false" svg:stroke-opacity="100%" draw:stroke-linejoin="round" draw:fill="gradient" draw:secondary-fill-color="#99ccff" draw:fill-gradient-name="Very_20_soft_20_gre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-dash="Dash_20_2" svg:stroke-width="0.05cm" svg:stroke-color="#000000" draw:marker-start="" draw:marker-start-width="0.275cm" draw:marker-start-center="false" draw:marker-end="Arrow" draw:marker-end-width="0.275cm" draw:marker-end-center="false" svg:stroke-opacity="100%" draw:stroke-linejoin="round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8" style:family="graphic" style:parent-style-name="standard" style:list-style-name="L1">
      <style:graphic-properties draw:stroke-dash="Dash_20_2" svg:stroke-width="0.05cm" svg:stroke-color="#000000" draw:marker-start="" draw:marker-start-width="0.275cm" draw:marker-start-center="false" draw:marker-end-width="0.275cm" draw:marker-end-center="false" svg:stroke-opacity="100%" draw:stroke-linejoin="round" draw:fill="gradient" draw:secondary-fill-color="#99ccff" draw:fill-gradient-name="Very_20_soft_20_gre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-dash="Dash_20_2" svg:stroke-width="0.05cm" svg:stroke-color="#000000" draw:marker-start="" draw:marker-start-width="0.275cm" draw:marker-start-center="false" draw:marker-end-width="0.275cm" draw:marker-end-center="false" svg:stroke-opacity="100%" draw:stroke-linejoin="round" draw:fill="gradient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-dash="Dash_20_2" svg:stroke-width="0.05cm" svg:stroke-color="#000000" draw:marker-start="" draw:marker-start-width="0.275cm" draw:marker-start-center="false" draw:marker-end-width="0.275cm" draw:marker-end-center="false" svg:stroke-opacity="100%" draw:stroke-linejoin="round" draw:fill="gradient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-dash="Dash_20_2" svg:stroke-width="0.05cm" svg:stroke-color="#000000" draw:marker-start="" draw:marker-start-width="0.275cm" draw:marker-start-center="false" draw:marker-end="Arrow" draw:marker-end-width="0.275cm" draw:marker-end-center="false" svg:stroke-opacity="100%" draw:stroke-linejoin="round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22" style:family="graphic" style:parent-style-name="standard" style:list-style-name="L1">
      <style:graphic-properties draw:stroke-dash="Dash_20_2" svg:stroke-width="0.05cm" svg:stroke-color="#000000" draw:marker-start="" draw:marker-start-width="0.275cm" draw:marker-start-center="false" draw:marker-end="Arrow" draw:marker-end-width="0.275cm" draw:marker-end-center="false" svg:stroke-opacity="100%" draw:stroke-linejoin="round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23" style:family="graphic" style:parent-style-name="standard" style:list-style-name="L1">
      <style:graphic-properties draw:stroke-dash="Dash_20_2" svg:stroke-width="0.05cm" svg:stroke-color="#000000" draw:marker-start="" draw:marker-start-width="0.275cm" draw:marker-start-center="false" draw:marker-end-width="0.275cm" draw:marker-end-center="false" svg:stroke-opacity="100%" draw:stroke-linejoin="round" draw:fill="gradient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-dash="Dash_20_2" svg:stroke-width="0.05cm" svg:stroke-color="#000000" draw:marker-start="" draw:marker-start-width="0.275cm" draw:marker-start-center="false" draw:marker-end="Arrow" draw:marker-end-width="0.275cm" draw:marker-end-center="false" svg:stroke-opacity="100%" draw:stroke-linejoin="round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25" style:family="graphic" style:parent-style-name="standard" style:list-style-name="L1">
      <style:graphic-properties draw:stroke-dash="Dash_20_2" svg:stroke-width="0.05cm" svg:stroke-color="#000000" draw:marker-start="" draw:marker-start-width="0.275cm" draw:marker-start-center="false" draw:marker-end="Arrow" draw:marker-end-width="0.275cm" draw:marker-end-center="false" svg:stroke-opacity="100%" draw:stroke-linejoin="round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26" style:family="graphic" style:parent-style-name="standard" style:list-style-name="L1">
      <style:graphic-properties draw:stroke-dash="Dash_20_2" svg:stroke-width="0.05cm" svg:stroke-color="#000000" draw:marker-start="" draw:marker-start-width="0.275cm" draw:marker-start-center="false" draw:marker-end="Arrow" draw:marker-end-width="0.275cm" draw:marker-end-center="false" svg:stroke-opacity="100%" draw:stroke-linejoin="round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27" style:family="graphic" style:parent-style-name="standard" style:list-style-name="L1">
      <style:graphic-properties draw:stroke-dash="Dash_20_2" svg:stroke-width="0.05cm" svg:stroke-color="#000000" draw:marker-start="" draw:marker-start-width="0.275cm" draw:marker-start-center="false" draw:marker-end-width="0.275cm" draw:marker-end-center="false" svg:stroke-opacity="100%" draw:stroke-linejoin="round" draw:fill="gradient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1">
      <style:graphic-properties draw:stroke-dash="Dash_20_2" svg:stroke-width="0.05cm" svg:stroke-color="#000000" draw:marker-start="" draw:marker-start-width="0.275cm" draw:marker-start-center="false" draw:marker-end-width="0.275cm" draw:marker-end-center="false" svg:stroke-opacity="100%" draw:stroke-linejoin="round" draw:fill="gradient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 style:list-style-name="L1">
      <style:graphic-properties draw:stroke-dash="Dash_20_2" svg:stroke-width="0.05cm" svg:stroke-color="#000000" draw:marker-start="" draw:marker-start-width="0.275cm" draw:marker-start-center="false" draw:marker-end-width="0.275cm" draw:marker-end-center="false" svg:stroke-opacity="100%" draw:stroke-linejoin="round" draw:fill="gradient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 style:list-style-name="L1">
      <style:graphic-properties draw:stroke-dash="Dash_20_2" svg:stroke-width="0.05cm" svg:stroke-color="#000000" draw:marker-start="" draw:marker-start-width="0.275cm" draw:marker-start-center="false" draw:marker-end="Arrow" draw:marker-end-width="0.275cm" draw:marker-end-center="false" svg:stroke-opacity="100%" draw:stroke-linejoin="round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31" style:family="graphic" style:parent-style-name="standard" style:list-style-name="L1">
      <style:graphic-properties draw:stroke="none" draw:stroke-dash="Dash_20_2" svg:stroke-width="0.05cm" svg:stroke-color="#000000" draw:marker-start="" draw:marker-start-width="0.275cm" draw:marker-start-center="false" draw:marker-end-width="0.275cm" draw:marker-end-center="false" svg:stroke-opacity="100%" draw:stroke-linejoin="round" draw:fill="none" draw:fill-color="#ffff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Nimbus Sans L'" style:font-family-generic="roman" style:font-pitch="variable" fo:font-size="12pt" fo:letter-spacing="normal" fo:language="fr" fo:country="FR" fo:font-style="normal" fo:text-shadow="none" style:text-underline-style="none" style:text-underline-mode="continuous" style:text-line-through-mode="continuous" style:letter-kerning="false" style:font-family-asian="'HG Mincho Light J'" style:font-pitch-asian="variable" style:font-size-asian="18pt" style:language-asian="en" style:country-asian="US" style:font-style-asian="normal" style:font-weight-asian="normal" style:font-family-complex="Lucidasans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Nimbus Sans L'" style:font-family-generic="roman" style:font-pitch="variable" fo:letter-spacing="normal" fo:language="fr" fo:country="FR" fo:font-style="normal" fo:text-shadow="none" style:text-underline-style="none" style:text-underline-mode="continuous" style:text-line-through-mode="continuous" style:letter-kerning="false" style:font-family-asian="'HG Mincho Light J'" style:font-pitch-asian="variable" style:font-size-asian="18pt" style:language-asian="en" style:country-asian="US" style:font-style-asian="normal" style:font-weight-asian="normal" style:font-family-complex="Lucidasans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3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Nimbus Sans L'" style:font-family-generic="roman" style:font-pitch="variable" fo:letter-spacing="normal" fo:language="fr" fo:country="FR" fo:font-style="normal" fo:text-shadow="none" style:text-underline-style="none" style:text-underline-mode="continuous" style:text-line-through-mode="continuous" style:letter-kerning="false" style:font-family-asian="'HG Mincho Light J'" style:font-pitch-asian="variable" style:font-size-asian="18pt" style:language-asian="en" style:country-asian="US" style:font-style-asian="normal" style:font-weight-asian="normal" style:font-family-complex="Lucidasans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4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Nimbus Sans L'" style:font-family-generic="roman" style:font-pitch="variable" fo:letter-spacing="normal" fo:language="fr" fo:country="FR" fo:font-style="normal" fo:text-shadow="none" style:text-underline-style="none" fo:font-weight="bold" style:text-underline-mode="continuous" style:text-line-through-mode="continuous" style:letter-kerning="false" style:font-family-asian="'HG Mincho Light J'" style:font-pitch-asian="variable" style:font-size-asian="18pt" style:language-asian="en" style:country-asian="US" style:font-style-asian="normal" style:font-weight-asian="normal" style:font-family-complex="Lucidasans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T1" style:family="text">
      <style:text-properties fo:font-weight="bold"/>
    </style:style>
    <style:style style:name="T2" style:family="text">
      <style:text-properties style:text-position="super 58%" fo:font-weight="bold"/>
    </style:style>
    <style:style style:name="T3" style:family="text">
      <style:text-properties style:text-position="sub 58%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layer="layout" svg:width="3.606cm" svg:height="0.563cm" svg:x="11.057cm" svg:y="14.4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g>
          <draw:custom-shape draw:style-name="gr2" draw:text-style-name="P1" draw:id="id1" draw:layer="layout" svg:width="1cm" svg:height="1cm" svg:x="1.671cm" svg:y="8.52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" draw:text-style-name="P2" draw:layer="layout" draw:type="curve" draw:line-skew="0.137cm" svg:x1="1.671cm" svg:y1="7.733cm" svg:x2="2.171cm" svg:y2="8.529cm" draw:end-shape="id1" draw:end-glue-point="0">
            <text:p/>
          </draw:connector>
          <draw:g draw:id="id3">
            <draw:custom-shape draw:style-name="gr4" draw:text-style-name="P1" draw:layer="layout" svg:width="1.063cm" svg:height="1cm" svg:x="13.608cm" svg:y="8.52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1" draw:layer="layout" svg:width="5.026cm" svg:height="0.571cm" svg:x="8.671cm" svg:y="8.129cm"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style-name="gr1" draw:layer="layout" svg:width="4.046cm" svg:height="1.067cm" svg:x="11.283cm" svg:y="9.748cm"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style-name="gr1" draw:layer="layout" svg:width="5.091cm" svg:height="1.706cm" svg:x="8.669cm" svg:y="11.186cm"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custom-shape draw:style-name="gr5" draw:text-style-name="P1" draw:id="id2" draw:layer="layout" svg:width="1.063cm" svg:height="1cm" svg:x="7.608cm" svg:y="8.52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id="id4" draw:layer="layout" svg:width="1.063cm" svg:height="1cm" svg:x="13.671cm" svg:y="11.529cm">
            <draw:glue-point draw:id="4" svg:x="-2.113cm" svg:y="5cm" draw:escape-direction="down"/>
            <draw:glue-point draw:id="5" svg:x="-2.113cm" svg:y="5cm"/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id="id6">
            <draw:glue-point draw:id="4" svg:x="-2.333cm" svg:y="-5cm" draw:escape-direction="up"/>
            <draw:custom-shape draw:style-name="gr7" draw:text-style-name="P1" draw:layer="layout" svg:width="1cm" svg:height="1cm" svg:x="1.671cm" svg:y="11.52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1" draw:layer="layout" svg:width="0.808cm" svg:height="0.8cm" svg:x="1.767cm" svg:y="11.62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onnector draw:style-name="gr9" draw:text-style-name="P2" draw:layer="layout" draw:type="curve" svg:x1="2.671cm" svg:y1="9.029cm" svg:x2="7.608cm" svg:y2="9.029cm" draw:start-shape="id1" draw:start-glue-point="1" draw:end-shape="id2">
            <text:p/>
          </draw:connector>
          <draw:connector draw:style-name="gr10" draw:text-style-name="P2" draw:layer="layout" draw:type="curve" svg:x1="8.671cm" svg:y1="9.029cm" svg:x2="13.608cm" svg:y2="9.029cm" draw:start-shape="id2" draw:start-glue-point="1" draw:end-shape="id3" draw:end-glue-point="3">
            <text:p/>
          </draw:connector>
          <draw:g draw:id="id5">
            <draw:custom-shape draw:style-name="gr11" draw:text-style-name="P1" draw:layer="layout" svg:width="1cm" svg:height="1cm" svg:x="7.671cm" svg:y="11.52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onnector draw:style-name="gr12" draw:text-style-name="P2" draw:layer="layout" draw:type="curve" svg:x1="13.671cm" svg:y1="12.029cm" svg:x2="8.671cm" svg:y2="12.029cm" draw:start-shape="id4" draw:start-glue-point="3" draw:end-shape="id5" draw:end-glue-point="1">
            <text:p/>
          </draw:connector>
          <draw:connector draw:style-name="gr13" draw:text-style-name="P2" draw:layer="layout" draw:type="curve" svg:x1="14.671cm" svg:y1="9.029cm" svg:x2="14.734cm" svg:y2="12.029cm" draw:start-shape="id3" draw:start-glue-point="1" draw:end-shape="id4">
            <text:p/>
          </draw:connector>
          <draw:connector draw:style-name="gr14" draw:text-style-name="P2" draw:layer="layout" draw:type="curve" svg:x1="7.671cm" svg:y1="12.029cm" svg:x2="2.671cm" svg:y2="12.029cm" draw:start-shape="id5" draw:start-glue-point="3" draw:end-shape="id6" draw:end-glue-point="1">
            <text:p/>
          </draw:connector>
          <draw:frame draw:style-name="gr15" draw:text-style-name="P4" draw:layer="layout" svg:width="5.641cm" svg:height="0.833cm" svg:x="-0.201cm" svg:y="6.9cm">
            <draw:text-box>
              <text:p text:style-name="P3"><text:span text:style-name="T1">P5 ||</text:span><text:span text:style-name="T2">TD</text:span><text:span text:style-name="T1"> P3</text:span><text:span text:style-name="T2">-1</text:span><text:span text:style-name="T1"> (+ pruning)</text:span></text:p>
            </draw:text-box>
          </draw:frame>
          <draw:frame draw:style-name="gr1" draw:layer="layout" svg:width="3.366cm" svg:height="0.542cm" svg:x="3.5cm" svg:y="11.3cm"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1" draw:layer="layout" svg:width="5.273cm" svg:height="0.545cm" svg:x="2.5cm" svg:y="8.155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g>
          <draw:custom-shape draw:style-name="gr16" draw:text-style-name="P1" draw:id="id7" draw:layer="layout" svg:width="1cm" svg:height="1cm" svg:x="1.734cm" svg:y="1.4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7" draw:text-style-name="P2" draw:layer="layout" draw:type="curve" draw:line-skew="0.137cm" svg:x1="1.734cm" svg:y1="0.649cm" svg:x2="2.234cm" svg:y2="1.445cm" draw:end-shape="id7" draw:end-glue-point="0">
            <text:p/>
          </draw:connector>
          <draw:frame draw:style-name="gr1" draw:layer="layout" svg:width="5.273cm" svg:height="0.545cm" svg:x="2.5cm" svg:y="1.1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1" draw:layer="layout" svg:width="5.026cm" svg:height="0.571cm" svg:x="8.734cm" svg:y="1.045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1" draw:layer="layout" svg:width="3.888cm" svg:height="1.081cm" svg:x="11.412cm" svg:y="2.8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custom-shape draw:style-name="gr18" draw:text-style-name="P1" draw:id="id8" draw:layer="layout" svg:width="1.063cm" svg:height="1cm" svg:x="7.671cm" svg:y="1.4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id="id12">
            <draw:glue-point draw:id="4" svg:x="-2.333cm" svg:y="-5cm" draw:escape-direction="up"/>
            <draw:custom-shape draw:style-name="gr19" draw:text-style-name="P1" draw:layer="layout" svg:width="1cm" svg:height="1cm" svg:x="1.734cm" svg:y="4.42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0" draw:text-style-name="P1" draw:layer="layout" svg:width="0.808cm" svg:height="0.8cm" svg:x="1.83cm" svg:y="4.52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onnector draw:style-name="gr21" draw:text-style-name="P2" draw:layer="layout" draw:type="curve" svg:x1="2.734cm" svg:y1="1.945cm" svg:x2="7.671cm" svg:y2="1.945cm" draw:start-shape="id7" draw:start-glue-point="1" draw:end-shape="id8">
            <text:p/>
          </draw:connector>
          <draw:connector draw:style-name="gr22" draw:text-style-name="P2" draw:layer="layout" draw:type="curve" svg:x1="8.734cm" svg:y1="1.945cm" svg:x2="13.671cm" svg:y2="1.945cm" draw:start-shape="id8" draw:start-glue-point="1" draw:end-shape="id9" draw:end-glue-point="3">
            <text:p/>
          </draw:connector>
          <draw:g draw:id="id11">
            <draw:custom-shape draw:style-name="gr23" draw:text-style-name="P1" draw:layer="layout" svg:width="1cm" svg:height="1cm" svg:x="7.734cm" svg:y="4.42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onnector draw:style-name="gr24" draw:text-style-name="P2" draw:layer="layout" draw:type="curve" svg:x1="13.671cm" svg:y1="4.926cm" svg:x2="8.734cm" svg:y2="4.926cm" draw:start-shape="id10" draw:start-glue-point="3" draw:end-shape="id11" draw:end-glue-point="1">
            <text:p/>
          </draw:connector>
          <draw:connector draw:style-name="gr25" draw:text-style-name="P2" draw:layer="layout" draw:type="curve" svg:x1="14.734cm" svg:y1="1.945cm" svg:x2="14.671cm" svg:y2="4.926cm" draw:start-shape="id9" draw:start-glue-point="1" draw:end-shape="id10" draw:end-glue-point="1">
            <text:p/>
          </draw:connector>
          <draw:connector draw:style-name="gr26" draw:text-style-name="P2" draw:layer="layout" draw:type="curve" svg:x1="7.734cm" svg:y1="4.926cm" svg:x2="2.734cm" svg:y2="4.926cm" draw:start-shape="id11" draw:start-glue-point="3" draw:end-shape="id12" draw:end-glue-point="1">
            <text:p/>
          </draw:connector>
          <draw:g draw:id="id9">
            <draw:custom-shape draw:style-name="gr27" draw:text-style-name="P1" draw:layer="layout" svg:width="1.063cm" svg:height="1cm" svg:x="13.671cm" svg:y="1.44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 draw:id="id10">
            <draw:glue-point draw:id="4" svg:x="-2.333cm" svg:y="-5cm" draw:escape-direction="up"/>
            <draw:custom-shape draw:style-name="gr28" draw:text-style-name="P1" draw:layer="layout" svg:width="1cm" svg:height="1cm" svg:x="13.671cm" svg:y="4.42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9" draw:text-style-name="P1" draw:layer="layout" svg:width="0.808cm" svg:height="0.8cm" svg:x="13.767cm" svg:y="4.52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onnector draw:style-name="gr30" draw:text-style-name="P2" draw:layer="layout" draw:type="curve" draw:line-skew="-0.036cm" svg:x1="14.202cm" svg:y1="2.445cm" svg:x2="2.234cm" svg:y2="4.426cm" draw:start-shape="id9" draw:start-glue-point="2" draw:end-shape="id12" draw:end-glue-point="0">
            <text:p/>
          </draw:connector>
          <draw:frame draw:style-name="gr1" draw:layer="layout" svg:width="3.614cm" svg:height="0.564cm" svg:x="3.148cm" svg:y="2.944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style-name="gr31" draw:text-style-name="P4" draw:layer="layout" svg:width="3.33cm" svg:height="0.993cm" svg:x="-0.201cm" svg:y="-0.1cm">
            <draw:text-box>
              <text:p text:style-name="P3"><text:span text:style-name="T1">[P5 ||</text:span><text:span text:style-name="T2">TC</text:span><text:span text:style-name="T1"> P3]</text:span><text:span text:style-name="T3">P3</text:span></text:p>
            </draw:text-box>
          </draw:frame>
          <draw:frame draw:style-name="gr1" draw:layer="layout" svg:width="4.776cm" svg:height="1.61cm" svg:x="8.8cm" svg:y="4.19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1" draw:layer="layout" svg:width="3.614cm" svg:height="0.564cm" svg:x="3.786cm" svg:y="4.236cm"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ight_20_gray" draw:display-name="Light gray" draw:style="linear" draw:start-color="#ffffff" draw:end-color="#e6e6e6" draw:start-intensity="100%" draw:end-intensity="100%" draw:angle="0" draw:border="0%"/>
    <draw:gradient draw:name="Very_20_soft_20_grey" draw:display-name="Very soft grey" draw:style="linear" draw:start-color="#ffffff" draw:end-color="#e6e6e6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Nimbus Sans L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4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4cm" fo:page-height="13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creation-date>2006-04-21T08:15:04</meta:creation-date>
    <dc:creator>Julien Ponge</dc:creator>
    <dc:date>2008-04-13T19:44:32</dc:date>
    <meta:print-date>2007-02-27T16:01:19</meta:print-date>
    <dc:language>fr-FR</dc:language>
    <meta:editing-cycles>65</meta:editing-cycles>
    <meta:editing-duration>PT4H5M38S</meta:editing-duration>
    <meta:user-defined meta:name="Info 1"/>
    <meta:user-defined meta:name="Info 2"/>
    <meta:user-defined meta:name="Info 3"/>
    <meta:user-defined meta:name="Info 4"/>
    <meta:document-statistic meta:object-count="5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1</math:mn>
      </math:msub>
      <math:mi>:</math:mi>
      <math:mi/>
      <math:mi math:fontstyle="italic">availabilityRequest</math:mi>
      <math:mrow>
        <math:mo math:stretchy="false">(</math:mo>
        <math:mrow>
          <math:mrow/>
          <math:mo math:stretchy="false">−</math:mo>
          <math:mrow/>
        </math:mrow>
        <math:mo math:stretchy="false">)</math:mo>
      </math:mrow>
    </math:mrow>
    <math:annotation math:encoding="StarMath 5.0">T_1:~availabilityRequest({}-{})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T</math:mi>
            <math:mn>4</math:mn>
          </math:msub>
          <math:mi>:</math:mi>
          <math:mi/>
          <math:mi math:fontstyle="italic">purchaseResponse</math:mi>
          <math:mrow>
            <math:mo math:stretchy="false">(</math:mo>
            <math:mrow>
              <math:mrow/>
              <math:mo math:stretchy="false">+</math:mo>
              <math:mrow/>
            </math:mrow>
            <math:mo math:stretchy="false">)</math:mo>
          </math:mrow>
        </math:mrow>
      </math:mtr>
      <math:mtr/>
      <math:mtr>
        <math:mrow>
          <math:mstyle math:fontstyle="normal">
            <math:mrow>
              <math:mrow>
                <math:mi math:fontstyle="normal">C</math:mi>
                <math:mo math:stretchy="false">−</math:mo>
                <math:mi>Invoke</math:mi>
              </math:mrow>
            </math:mrow>
          </math:mstyle>
          <math:mrow>
            <math:mo math:stretchy="false">(</math:mo>
            <math:mrow>
              <math:msub>
                <math:mi>T</math:mi>
                <math:mn>3</math:mn>
              </math:msub>
              <math:mo math:stretchy="false">≥</math:mo>
              <math:mn>48h</math:mn>
            </math:mrow>
            <math:mo math:stretchy="false">)</math:mo>
          </math:mrow>
        </math:mrow>
      </math:mtr>
    </math:mtable>
    <math:annotation math:encoding="StarMath 5.0">T_4:~purchaseResponse({}+{}) newline newline
nitalic {C-Invoke}(T_3 &gt;= 48h)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5</math:mn>
      </math:msub>
      <math:mi>:</math:mi>
      <math:mi math:fontstyle="italic">takeGoods</math:mi>
      <math:mrow>
        <math:mo math:stretchy="false">(</math:mo>
        <math:mrow>
          <math:mrow/>
          <math:mo math:stretchy="false">−</math:mo>
          <math:mrow/>
        </math:mrow>
        <math:mo math:stretchy="false">)</math:mo>
      </math:mrow>
    </math:mrow>
    <math:annotation math:encoding="StarMath 5.0">T_5: takeGoods({}-{})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5</math:mn>
      </math:msub>
      <math:mi>:</math:mi>
      <math:mi/>
      <math:mi math:fontstyle="italic">takeGoods</math:mi>
      <math:mrow>
        <math:mo math:stretchy="false">(</math:mo>
        <math:mrow>
          <math:mrow/>
          <math:mo math:stretchy="false">+</math:mo>
          <math:mrow/>
        </math:mrow>
        <math:mo math:stretchy="false">)</math:mo>
      </math:mrow>
    </math:mrow>
    <math:annotation math:encoding="StarMath 5.0">T_5:~takeGoods({}+{}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2</math:mn>
      </math:msub>
      <math:mi>:</math:mi>
      <math:mi math:fontstyle="italic">availabilityResponse</math:mi>
      <math:mrow>
        <math:mo math:stretchy="false">(</math:mo>
        <math:mrow>
          <math:mrow/>
          <math:mo math:stretchy="false">+</math:mo>
          <math:mrow/>
        </math:mrow>
        <math:mo math:stretchy="false">)</math:mo>
      </math:mrow>
    </math:mrow>
    <math:annotation math:encoding="StarMath 5.0">T_2: availabilityResponse({}+{}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1</math:mn>
      </math:msub>
      <math:mi>:</math:mi>
      <math:mi/>
      <math:mi math:fontstyle="italic">availabilityRequest</math:mi>
      <math:mrow>
        <math:mo math:stretchy="false">(</math:mo>
        <math:mrow>
          <math:mrow/>
          <math:mo math:stretchy="false">−</math:mo>
          <math:mrow/>
        </math:mrow>
        <math:mo math:stretchy="false">)</math:mo>
      </math:mrow>
    </math:mrow>
    <math:annotation math:encoding="StarMath 5.0">T_1:~availabilityRequest({}-{}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i>T</math:mi>
              <math:mn>3</math:mn>
            </math:msub>
            <math:mi>:</math:mi>
          </math:mrow>
        </math:mrow>
      </math:mtr>
      <math:mtr>
        <math:mrow>
          <math:mi math:fontstyle="italic">purchaseRequest</math:mi>
          <math:mrow>
            <math:mo math:stretchy="false">(</math:mo>
            <math:mrow>
              <math:mrow/>
              <math:mo math:stretchy="false">−</math:mo>
              <math:mrow/>
            </math:mrow>
            <math:mo math:stretchy="false">)</math:mo>
          </math:mrow>
        </math:mrow>
      </math:mtr>
    </math:mtable>
    <math:annotation math:encoding="StarMath 5.0">alignr T_3: newline purchaseRequest({}-{}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T</math:mi>
            <math:mn>4</math:mn>
          </math:msub>
          <math:mi>:</math:mi>
          <math:mi math:fontstyle="italic">purchaseResponse</math:mi>
          <math:mrow>
            <math:mo math:stretchy="false">(</math:mo>
            <math:mrow>
              <math:mrow/>
              <math:mo math:stretchy="false">+</math:mo>
              <math:mrow/>
            </math:mrow>
            <math:mo math:stretchy="false">)</math:mo>
          </math:mrow>
        </math:mrow>
      </math:mtr>
      <math:mtr/>
      <math:mtr>
        <math:mrow>
          <math:mstyle math:fontstyle="normal">
            <math:mrow>
              <math:mrow>
                <math:mi math:fontstyle="normal">C</math:mi>
                <math:mo math:stretchy="false">−</math:mo>
                <math:mi>Invoke</math:mi>
              </math:mrow>
            </math:mrow>
          </math:mstyle>
          <math:mrow>
            <math:mo math:stretchy="false">(</math:mo>
            <math:mrow>
              <math:msub>
                <math:mi>T</math:mi>
                <math:mn>3</math:mn>
              </math:msub>
              <math:mo math:stretchy="false">&lt;</math:mo>
              <math:mn>48h</math:mn>
            </math:mrow>
            <math:mo math:stretchy="false">)</math:mo>
          </math:mrow>
        </math:mrow>
      </math:mtr>
    </math:mtable>
    <math:annotation math:encoding="StarMath 5.0">T_4: purchaseResponse({}+{}) newline newline
nitalic {C-Invoke}(T_3 &lt; 48h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6</math:mn>
      </math:msub>
      <math:mi>:</math:mi>
      <math:mi/>
      <math:mi math:fontstyle="italic">takeGoods</math:mi>
      <math:mrow>
        <math:mo math:stretchy="false">(</math:mo>
        <math:mrow>
          <math:mrow/>
          <math:mo math:stretchy="false">−</math:mo>
          <math:mrow/>
        </math:mrow>
        <math:mo math:stretchy="false">)</math:mo>
      </math:mrow>
    </math:mrow>
    <math:annotation math:encoding="StarMath 5.0">T_6:~takeGoods({}-{}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5</math:mn>
      </math:msub>
      <math:mi>:</math:mi>
      <math:mi/>
      <math:mi math:fontstyle="italic">takeGoods</math:mi>
      <math:mrow>
        <math:mo math:stretchy="false">(</math:mo>
        <math:mrow>
          <math:mrow/>
          <math:mo math:stretchy="false">−</math:mo>
          <math:mrow/>
        </math:mrow>
        <math:mo math:stretchy="false">)</math:mo>
      </math:mrow>
    </math:mrow>
    <math:annotation math:encoding="StarMath 5.0">T_5:~takeGoods({}-{})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2</math:mn>
      </math:msub>
      <math:mi>:</math:mi>
      <math:mi math:fontstyle="italic">availabilityResponse</math:mi>
      <math:mrow>
        <math:mo math:stretchy="false">(</math:mo>
        <math:mrow>
          <math:mrow/>
          <math:mo math:stretchy="false">+</math:mo>
          <math:mrow/>
        </math:mrow>
        <math:mo math:stretchy="false">)</math:mo>
      </math:mrow>
    </math:mrow>
    <math:annotation math:encoding="StarMath 5.0">T_2: availabilityResponse({}+{}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i>T</math:mi>
              <math:mn>3</math:mn>
            </math:msub>
            <math:mi>:</math:mi>
          </math:mrow>
        </math:mrow>
      </math:mtr>
      <math:mtr>
        <math:mrow>
          <math:mi math:fontstyle="italic">purchaseRequest</math:mi>
          <math:mrow>
            <math:mo math:stretchy="false">(</math:mo>
            <math:mrow>
              <math:mrow/>
              <math:mo math:stretchy="false">−</math:mo>
              <math:mrow/>
            </math:mrow>
            <math:mo math:stretchy="false">)</math:mo>
          </math:mrow>
        </math:mrow>
      </math:mtr>
    </math:mtable>
    <math:annotation math:encoding="StarMath 5.0">alignr T_3: newline purchaseRequest({}-{})</math:annotation>
  </math:semantics>
</math:math>
</file>